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.247cm" style:contextual-spacing="false" fo:line-height="115%"/>
      <style:text-properties fo:font-size="12pt" fo:font-style="normal" officeooo:paragraph-rsid="00535cfd" style:font-size-asian="12pt" style:font-style-asian="normal" style:font-size-complex="12pt" style:font-style-complex="normal"/>
    </style:style>
    <style:style style:name="P2" style:family="paragraph" style:parent-style-name="Text_20_body">
      <style:paragraph-properties fo:margin-top="0cm" fo:margin-bottom="0.247cm" style:contextual-spacing="false" fo:line-height="115%"/>
      <style:text-properties fo:font-size="12pt" fo:font-style="normal" officeooo:paragraph-rsid="0065504e" style:font-size-asian="12pt" style:font-style-asian="normal" style:font-size-complex="12pt" style:font-style-complex="normal"/>
    </style:style>
    <style:style style:name="T1" style:family="text">
      <style:text-properties style:font-name="Source Sans Pro" officeooo:rsid="0043549f"/>
    </style:style>
    <style:style style:name="T2" style:family="text">
      <style:text-properties style:font-name="Source Sans Pro" officeooo:rsid="0065504e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span text:style-name="T1">Dear Hiring Team,</text:span></text:p>
      <text:p text:style-name="P2"><text:span text:style-name="T1"><text:line-break/>I am excited to apply for the Solutions Architect – Digital Natives &amp; Startups position in Munich. With over 15 years of experience in AI, data architecture, and </text:span><text:span text:style-name="T2">innovative solutions.</text:span><text:span text:style-name="T1"> I have worked </text:span><text:span text:style-name="T2">in </text:span><text:span text:style-name="T1">startups, R&amp;D teams, and large enterprises to design and implement scalable, data-driven solutions. This role at Databricks aligns perfectly with my expertise in helping organizations leverage cloud-based data platforms to drive innovation and efficiency. <text:s/><text:line-break/><text:line-break/>As a Lead Solution Architect at PUMA, I have </text:span><text:span text:style-name="T2">been doing stakeholder management with both technical experts and non-technical executives, additionally:</text:span></text:p>
      <text:p text:style-name="P2"><text:span text:style-name="T2">- I f</text:span><text:span text:style-name="T1">ounded an internal technical governance initiative, driving alignment across stakeholders. <text:s/></text:span></text:p>
      <text:p text:style-name="P2"><text:span text:style-name="T1">- Led two cross-functional teams, improving PUMA.com system performance by 20% </text:span><text:span text:style-name="T2">in a</text:span><text:span text:style-name="T1"> cloud-native architectures (GCP). <text:line-break/><text:line-break/>Additionally, my doctoral research in data architecture led to the invention of The Basin Network, a framework for enhancing AI/ML interoperability across enterprise applications—a challenge that closely aligns with Databricks' mission to simplify and scale data intelligence.</text:span></text:p>
      <text:p text:style-name="P2"><text:span text:style-name="T1"><text:line-break/>I am eager to bring my technical expertise, customer-centric mindset, and strategic vision to help Databricks' startup customers unlock the full potential of their data. I look forward to the opportunity to discuss how I can contribute to your team’s success. <text:s/><text:line-break/><text:line-break/>Best regards, <text:s/><text:line-break/>Nasr Kasrin, PhD <text:s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8.098cm" table:align="margins"/>
    </style:style>
    <style:style style:name="Table1.A" style:family="table-column">
      <style:table-column-properties style:column-width="9.049cm" style:rel-column-width="32767*"/>
    </style:style>
    <style:style style:name="Table1.B" style:family="table-column">
      <style:table-column-properties style:column-width="9.049cm" style:rel-column-width="32768*"/>
    </style:style>
    <style:style style:name="Table1.1" style:family="table-row">
      <style:table-row-properties style:min-row-height="1.104cm"/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Sans Pro" fo:font-size="18pt" fo:font-weight="bold" officeooo:rsid="004ef232" officeooo:paragraph-rsid="004fb8f4" style:font-size-asian="18pt" style:font-weight-asian="bold" style:font-size-complex="18pt" style:font-weight-complex="bold"/>
    </style:style>
    <style:style style:name="MP2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Source Sans Pro" fo:font-size="9pt" officeooo:rsid="000a7dc8" officeooo:paragraph-rsid="00200a67" style:font-size-asian="9pt" style:font-size-complex="9pt"/>
    </style:style>
    <style:style style:name="MP3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officeooo:paragraph-rsid="00200a67"/>
    </style:style>
    <style:style style:name="MP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rsid="000a7dc8" officeooo:paragraph-rsid="000a7dc8"/>
    </style:style>
    <style:style style:name="MT1" style:family="text">
      <style:text-properties officeooo:rsid="004fb8f4"/>
    </style:style>
    <style:style style:name="MT2" style:family="text">
      <style:text-properties officeooo:rsid="00266043"/>
    </style:style>
    <style:style style:name="MT3" style:family="text">
      <style:text-properties officeooo:rsid="0047d5b9"/>
    </style:style>
    <style:style style:name="MT4" style:family="text">
      <style:text-properties style:font-name="Source Sans Pro" fo:font-size="9pt" officeooo:rsid="0020a89c" style:font-size-asian="9pt" style:font-size-complex="9pt"/>
    </style:style>
    <style:style style:name="MT5" style:family="text">
      <style:text-properties style:font-name="Source Sans Pro" fo:font-size="9pt" officeooo:rsid="000c45a7" style:font-size-asian="9pt" style:font-size-complex="9pt"/>
    </style:style>
    <style:style style:name="MT6" style:family="text">
      <style:text-properties style:font-name="Source Sans Pro" fo:font-size="9pt" officeooo:rsid="001b513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298cm" fo:margin-bottom="0.99cm" fo:margin-left="1.517cm" fo:margin-right="1.3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ext_20_body"/>
        <table:table table:name="Table1" table:style-name="Table1">
          <table:table-column table:style-name="Table1.A"/>
          <table:table-column table:style-name="Table1.B"/>
          <table:table-header-rows>
            <table:table-row table:style-name="Table1.1">
              <table:table-cell table:style-name="Table1.A1" office:value-type="string">
                <text:p text:style-name="MP1"><text:span text:style-name="MT1">C</text:span>over Letter</text:p>
              </table:table-cell>
              <table:table-cell table:style-name="Table1.A1" office:value-type="string">
                <text:p text:style-name="MP2">Nasr Kasrin <text:span text:style-name="MT2">(</text:span><text:span text:style-name="MT3">PhD</text:span><text:span text:style-name="MT2">)</text:span></text:p>
                <text:p text:style-name="MP2">Hegelstr. 8, 96052 Bamberg</text:p>
                <text:p text:style-name="MP3"><text:a xlink:type="simple" xlink:href="mailto:n42r.me@gmail.com" text:style-name="Internet_20_link" text:visited-style-name="Visited_20_Internet_20_Link"><text:span text:style-name="MT4">n42r.me</text:span><text:span text:style-name="MT5">@</text:span><text:span text:style-name="MT6">gmail.com</text:span></text:a></text:p>
              </table:table-cell>
            </table:table-row>
          </table:table-header-rows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8T11:23:51.292000000</meta:creation-date>
    <dc:date>2025-03-18T17:09:03.821000000</dc:date>
    <meta:editing-duration>PT3H36S</meta:editing-duration>
    <meta:editing-cycles>73</meta:editing-cycles>
    <meta:generator>LibreOffice/24.8.5.2$Windows_X86_64 LibreOffice_project/fddf2685c70b461e7832239a0162a77216259f22</meta:generator>
    <meta:print-date>2025-03-18T16:40:46.314000000</meta:print-date>
    <meta:printed-by>PDF files</meta:printed-by>
    <meta:document-statistic meta:table-count="1" meta:image-count="0" meta:object-count="0" meta:page-count="1" meta:paragraph-count="9" meta:word-count="213" meta:character-count="1494" meta:non-whitespace-character-count="1271"/>
  </office:meta>
</office:document-meta>
</file>